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Lt10" svg:font-family="LMMonoLt10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1cm" svg:stroke-color="#666699" draw:marker-start-width="0.276cm" draw:marker-end-width="0.276cm" draw:fill="none" draw:fill-color="#000000" fo:min-height="9.245cm" fo:padding-top="-0.2cm" fo:padding-bottom="-0.2cm" fo:padding-left="-0.075cm" fo:padding-right="-0.075cm" draw:shadow="hidden" draw:shadow-offset-x="0.203cm" draw:shadow-offset-y="0.20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.66cm" fo:margin-right="0.356cm" fo:margin-top="0cm" fo:margin-bottom="0cm" fo:text-indent="0.051cm"/>
      <style:text-properties style:font-name="LMMonoLt10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71cm" svg:y="7.366cm" presentation:class="title" presentation:user-transformed="true">
          <draw:text-box>
            <text:p>Emotion Calculational Controller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 text:style-name="P1">Available Calc Controllers<text:line-break/><text:span text:style-name="T1">(24 sept 2014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iest</text:p>
              </text:list-item>
              <text:list-item>
                <text:p>slits</text:p>
              </text:list-item>
              <text:list-item>
                <text:p>tab3</text:p>
              </text:list-item>
              <text:list-item>
                <text:p>tabsup</text:p>
              </text:list-item>
              <text:list-item>
                <text:p>trans4</text:p>
              </text:list-item>
              <text:list-item>
                <text:p>spectro_eh1_te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impliest</text:p>
          </draw:text-box>
        </draw:frame>
        <draw:frame draw:style-name="gr2" draw:text-style-name="P2" draw:layer="layout" svg:width="23.622cm" svg:height="10.508cm" svg:x="2.794cm" svg:y="5.745cm">
          <draw:text-box>
            <text:p text:style-name="P2"/>
            <text:p text:style-name="P2">from emotion import CalcController</text:p>
            <text:p text:style-name="P2"/>
            <text:p text:style-name="P2">class simpliest(CalcController):</text:p>
            <text:p text:style-name="P2"><text:s text:c="4"/>def __init__(self, *args, **kwargs):</text:p>
            <text:p text:style-name="P2"><text:s text:c="8"/>CalcController.__init__(self, *args, **kwargs)</text:p>
            <text:p text:style-name="P2"/>
            <text:p text:style-name="P2"><text:s text:c="4"/>def calc_from_real(self, positions_dict):</text:p>
            <text:p text:style-name="P2"><text:s text:c="8"/>return { "m0": positions_dict["m0"] / 2 }</text:p>
            <text:p text:style-name="P2"/>
            <text:p text:style-name="P2"><text:s text:c="4"/>def calc_to_real(self, axis_tag, positions_dict):</text:p>
            <text:p text:style-name="P2"><text:s text:c="8"/>return { "m1": positions_dict["m1"] * 2 }</text:p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Lt10" svg:font-family="LMMonoLt10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4T14:12:29.851638716</meta:creation-date>
    <meta:editing-duration>PT9M20S</meta:editing-duration>
    <meta:editing-cycles>5</meta:editing-cycles>
    <dc:date>2014-09-24T16:35:17.473550724</dc:date>
    <meta:generator>LibreOffice/4.2.2.1$Linux_X86_64 LibreOffice_project/3be8cda0bddd8e430d8cda1ebfd581265cca5a0f</meta:generator>
    <meta:document-statistic meta:object-count="32"/>
  </office:meta>
</office:document-meta>
</file>